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65" style:family="table-cell" style:parent-style-name="Excel_20_Built-in_20_Normal" style:data-style-name="N1000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/>
    <style:style style:name="ce70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bbe33d"/>
    </style:style>
    <style:style style:name="ce71" style:family="table-cell" style:parent-style-name="Default" style:data-style-name="N1"/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number-columns-repeated="1021" table:default-cell-style-name="ce2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6"/>
        <table:table-column table:style-name="co7" table:default-cell-style-name="ce36"/>
        <table:table-column table:style-name="co8" table:number-columns-repeated="4" table:default-cell-style-name="ce36"/>
        <table:table-column table:style-name="co9" table:default-cell-style-name="ce36"/>
        <table:table-column table:style-name="co10" table:number-columns-repeated="3" table:default-cell-style-name="ce36"/>
        <table:table-column table:style-name="co11" table:number-columns-repeated="5" table:default-cell-style-name="ce36"/>
        <table:table-column table:style-name="co4" table:number-columns-repeated="1002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K" table:style-name="ta1">
        <table:table-column table:style-name="co6" table:default-cell-style-name="ce24"/>
        <table:table-column table:style-name="co7" table:default-cell-style-name="ce24"/>
        <table:table-column table:style-name="co8" table:number-columns-repeated="4" table:default-cell-style-name="ce24"/>
        <table:table-column table:style-name="co4" table:number-columns-repeated="9" table:default-cell-style-name="ce24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number-columns-repeated="1003" table:default-cell-style-name="ce24"/>
        <table:table-column table:style-name="co12" table:number-columns-repeated="7" table:default-cell-style-name="ce24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005"/>
          <table:table-cell table:style-name="ce63" table:number-columns-repeated="8"/>
          <table:table-cell/>
          <table:table-cell table:style-name="ce63" table:number-columns-repeated="15352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ce64" office:value-type="float" office:value="0.1" calcext:value-type="float">
            <text:p>0.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A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NT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64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D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T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W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LIP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D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2"/>
        </table:table-row>
        <table:table-row table:style-name="ro1" table:number-rows-repeated="3">
          <table:table-cell table:style-name="ce46" table:number-columns-repeated="19"/>
          <table:table-cell table:number-columns-repeated="16362"/>
        </table:table-row>
        <table:table-row table:style-name="ro1" table:number-rows-repeated="104855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A" table:style-name="ta2">
        <table:table-column table:style-name="co15" table:number-columns-repeated="1020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25" calcext:value-type="float">
            <text:p>0.02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18"/>
          <table:table-cell table:number-columns-repeated="16363"/>
        </table:table-row>
        <table:table-row table:style-name="ro1" table:number-rows-repeated="2">
          <table:table-cell table:style-name="ce24" table:number-columns-repeated="16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6"/>
          <table:table-cell table:number-columns-repeated="16365"/>
        </table:table-row>
        <table:table-row table:style-name="ro1" table:number-rows-repeated="104855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I" table:style-name="ta3">
        <table:table-column table:style-name="co15" table:number-columns-repeated="1020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18"/>
          <table:table-cell table:number-columns-repeated="16363"/>
        </table:table-row>
        <table:table-row table:style-name="ro1" table:number-rows-repeated="2">
          <table:table-cell table:style-name="ce24" table:number-columns-repeated="16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6"/>
          <table:table-cell table:number-columns-repeated="16365"/>
        </table:table-row>
        <table:table-row table:style-name="ro1" table:number-rows-repeated="104855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cat" table:style-name="ta3">
        <table:table-column table:style-name="co13" table:number-columns-repeated="16381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style-name="ce63" table:number-columns-repeated="15360"/>
          <table:table-cell/>
        </table:table-row>
        <table:table-row table:style-name="ro1">
          <table:table-cell table:style-name="ce36" office:value-type="string" calcext:value-type="string">
            <text:p>kcat_f</text:p>
          </table:table-cell>
          <table:table-cell table:style-name="ce68"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table:style-name="ce68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" calcext:value-type="float">
            <text:p>1200</text:p>
          </table:table-cell>
          <table:table-cell table:style-name="ce70" table:number-columns-repeated="16366"/>
        </table:table-row>
        <table:table-row table:style-name="ro1">
          <table:table-cell table:style-name="ce36" office:value-type="string" calcext:value-type="string">
            <text:p>kcat_b</text:p>
          </table:table-cell>
          <table:table-cell table:style-name="ce68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0" table:number-columns-repeated="16366"/>
        </table:table-row>
        <table:table-row table:style-name="ro1">
          <table:table-cell table:style-name="ce70" table:number-columns-repeated="16381"/>
        </table:table-row>
        <table:table-row table:style-name="ro1">
          <table:table-cell table:number-columns-repeated="16381"/>
        </table:table-row>
        <table:table-row table:style-name="ro1" table:number-rows-repeated="2">
          <table:table-cell table:style-name="ce36"/>
          <table:table-cell table:style-name="ce71" table:number-columns-repeated="14"/>
          <table:table-cell table:number-columns-repeated="16366"/>
        </table:table-row>
        <table:table-row table:style-name="ro1" table:number-rows-repeated="1048568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conditions" table:style-name="ta1">
        <table:table-column table:style-name="co12" table:number-columns-repeated="5" table:default-cell-style-name="ce36"/>
        <table:table-column table:style-name="co6" table:number-columns-repeated="954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6" office:value-type="float" office:value="340" calcext:value-type="float">
            <text:p>340</text:p>
          </table:table-cell>
          <table:table-cell table:number-columns-repeated="55" office:value-type="float" office:value="340" calcext:value-type="float">
            <text:p>340</text:p>
          </table:table-cell>
          <table:table-cell table:number-columns-repeated="16278"/>
        </table:table-row>
        <table:table-row table:style-name="ro1">
          <table:table-cell table:style-name="ce4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095" office:value-type="float" office:value="0.91324200913242" calcext:value-type="float">
            <text:p>0.91324200913242</text:p>
          </table:table-cell>
          <table:table-cell table:formula="of:=[.C3]/1.095" office:value-type="float" office:value="0.834010967244219" calcext:value-type="float">
            <text:p>0.834010967244219</text:p>
          </table:table-cell>
          <table:table-cell table:formula="of:=[.D3]/1.095" office:value-type="float" office:value="0.761653851364584" calcext:value-type="float">
            <text:p>0.761653851364584</text:p>
          </table:table-cell>
          <table:table-cell table:style-name="ce36" table:formula="of:=[.E3]/1.095" office:value-type="float" office:value="0.695574293483638" calcext:value-type="float">
            <text:p>0.695574293483638</text:p>
          </table:table-cell>
          <table:table-cell table:style-name="ce36" table:formula="of:=[.F3]/1.095" office:value-type="float" office:value="0.635227665281861" calcext:value-type="float">
            <text:p>0.635227665281861</text:p>
          </table:table-cell>
          <table:table-cell table:style-name="ce36" table:formula="of:=[.G3]/1.095" office:value-type="float" office:value="0.580116589298504" calcext:value-type="float">
            <text:p>0.580116589298504</text:p>
          </table:table-cell>
          <table:table-cell table:style-name="ce36" table:formula="of:=[.H3]/1.095" office:value-type="float" office:value="0.529786839542012" calcext:value-type="float">
            <text:p>0.529786839542012</text:p>
          </table:table-cell>
          <table:table-cell table:style-name="ce36" table:formula="of:=[.I3]/1.095" office:value-type="float" office:value="0.483823597755262" calcext:value-type="float">
            <text:p>0.483823597755262</text:p>
          </table:table-cell>
          <table:table-cell table:style-name="ce36" table:formula="of:=[.J3]/1.095" office:value-type="float" office:value="0.441848034479692" calcext:value-type="float">
            <text:p>0.441848034479692</text:p>
          </table:table-cell>
          <table:table-cell table:style-name="ce36" table:formula="of:=[.K3]/1.095" office:value-type="float" office:value="0.403514186739444" calcext:value-type="float">
            <text:p>0.403514186739444</text:p>
          </table:table-cell>
          <table:table-cell table:style-name="ce36" table:formula="of:=[.L3]/1.095" office:value-type="float" office:value="0.368506106611365" calcext:value-type="float">
            <text:p>0.368506106611365</text:p>
          </table:table-cell>
          <table:table-cell table:style-name="ce36" table:formula="of:=[.M3]/1.095" office:value-type="float" office:value="0.336535257179329" calcext:value-type="float">
            <text:p>0.336535257179329</text:p>
          </table:table-cell>
          <table:table-cell table:style-name="ce36" table:formula="of:=[.N3]/1.095" office:value-type="float" office:value="0.307338134410346" calcext:value-type="float">
            <text:p>0.307338134410346</text:p>
          </table:table-cell>
          <table:table-cell table:style-name="ce36" table:formula="of:=[.O3]/1.095" office:value-type="float" office:value="0.280674095351914" calcext:value-type="float">
            <text:p>0.280674095351914</text:p>
          </table:table-cell>
          <table:table-cell table:style-name="ce36" table:formula="of:=[.P3]/1.095" office:value-type="float" office:value="0.256323374750606" calcext:value-type="float">
            <text:p>0.256323374750606</text:p>
          </table:table-cell>
          <table:table-cell table:style-name="ce36" table:formula="of:=[.Q3]/1.095" office:value-type="float" office:value="0.234085273744846" calcext:value-type="float">
            <text:p>0.234085273744846</text:p>
          </table:table-cell>
          <table:table-cell table:style-name="ce36" table:formula="of:=[.R3]/1.095" office:value-type="float" office:value="0.213776505703056" calcext:value-type="float">
            <text:p>0.213776505703056</text:p>
          </table:table-cell>
          <table:table-cell table:style-name="ce36" table:formula="of:=[.S3]/1.095" office:value-type="float" office:value="0.195229685573567" calcext:value-type="float">
            <text:p>0.195229685573567</text:p>
          </table:table-cell>
          <table:table-cell table:style-name="ce36" table:formula="of:=[.T3]/1.095" office:value-type="float" office:value="0.178291950295495" calcext:value-type="float">
            <text:p>0.178291950295495</text:p>
          </table:table-cell>
          <table:table-cell table:style-name="ce36" table:formula="of:=[.U3]/1.095" office:value-type="float" office:value="0.162823698899995" calcext:value-type="float">
            <text:p>0.162823698899995</text:p>
          </table:table-cell>
          <table:table-cell table:style-name="ce36" table:formula="of:=[.V3]/1.095" office:value-type="float" office:value="0.148697441917804" calcext:value-type="float">
            <text:p>0.148697441917804</text:p>
          </table:table-cell>
          <table:table-cell table:style-name="ce36" table:formula="of:=[.W3]/1.095" office:value-type="float" office:value="0.135796750609867" calcext:value-type="float">
            <text:p>0.135796750609867</text:p>
          </table:table-cell>
          <table:table-cell table:style-name="ce36" table:formula="of:=[.X3]/1.095" office:value-type="float" office:value="0.124015297360609" calcext:value-type="float">
            <text:p>0.124015297360609</text:p>
          </table:table-cell>
          <table:table-cell table:style-name="ce36" table:formula="of:=[.Y3]/1.095" office:value-type="float" office:value="0.113255979324757" calcext:value-type="float">
            <text:p>0.113255979324757</text:p>
          </table:table-cell>
          <table:table-cell table:style-name="ce36" table:formula="of:=[.Z3]/1.095" office:value-type="float" office:value="0.103430118104801" calcext:value-type="float">
            <text:p>0.103430118104801</text:p>
          </table:table-cell>
          <table:table-cell table:style-name="ce36" table:formula="of:=[.AA3]/1.095" office:value-type="float" office:value="0.0944567288628318" calcext:value-type="float">
            <text:p>0.0944567288628318</text:p>
          </table:table-cell>
          <table:table-cell table:style-name="ce36" table:formula="of:=[.AB3]/1.095" office:value-type="float" office:value="0.0862618528427688" calcext:value-type="float">
            <text:p>0.0862618528427688</text:p>
          </table:table-cell>
          <table:table-cell table:style-name="ce36" table:formula="of:=[.AC3]/1.095" office:value-type="float" office:value="0.0787779478016153" calcext:value-type="float">
            <text:p>0.0787779478016153</text:p>
          </table:table-cell>
          <table:table-cell table:style-name="ce36" table:formula="of:=[.AD3]/1.095" office:value-type="float" office:value="0.0719433313256761" calcext:value-type="float">
            <text:p>0.0719433313256761</text:p>
          </table:table-cell>
          <table:table-cell table:style-name="ce36" table:formula="of:=[.AE3]/1.095" office:value-type="float" office:value="0.0657016724435398" calcext:value-type="float">
            <text:p>0.0657016724435398</text:p>
          </table:table-cell>
          <table:table-cell table:style-name="ce36" table:formula="of:=[.AF3]/1.095" office:value-type="float" office:value="0.0600015273456985" calcext:value-type="float">
            <text:p>0.0600015273456985</text:p>
          </table:table-cell>
          <table:table-cell table:style-name="ce36" table:formula="of:=[.AG3]/1.095" office:value-type="float" office:value="0.0547959153841995" calcext:value-type="float">
            <text:p>0.0547959153841995</text:p>
          </table:table-cell>
          <table:table-cell table:style-name="ce36" table:formula="of:=[.AH3]/1.095" office:value-type="float" office:value="0.0500419318577164" calcext:value-type="float">
            <text:p>0.0500419318577164</text:p>
          </table:table-cell>
          <table:table-cell table:style-name="ce36" table:formula="of:=[.AI3]/1.095" office:value-type="float" office:value="0.0457003943906086" calcext:value-type="float">
            <text:p>0.0457003943906086</text:p>
          </table:table-cell>
          <table:table-cell table:style-name="ce36" table:formula="of:=[.AJ3]/1.095" office:value-type="float" office:value="0.0417355199914234" calcext:value-type="float">
            <text:p>0.0417355199914234</text:p>
          </table:table-cell>
          <table:table-cell table:style-name="ce36" table:formula="of:=[.AK3]/1.095" office:value-type="float" office:value="0.0381146301291538" calcext:value-type="float">
            <text:p>0.0381146301291538</text:p>
          </table:table-cell>
          <table:table-cell table:style-name="ce36" table:formula="of:=[.AL3]/1.095" office:value-type="float" office:value="0.0348078813964875" calcext:value-type="float">
            <text:p>0.0348078813964875</text:p>
          </table:table-cell>
          <table:table-cell table:style-name="ce36" table:formula="of:=[.AM3]/1.095" office:value-type="float" office:value="0.0317880195401712" calcext:value-type="float">
            <text:p>0.0317880195401712</text:p>
          </table:table-cell>
          <table:table-cell table:style-name="ce36" table:formula="of:=[.AN3]/1.095" office:value-type="float" office:value="0.0290301548312066" calcext:value-type="float">
            <text:p>0.0290301548312066</text:p>
          </table:table-cell>
          <table:table-cell table:style-name="ce36" table:formula="of:=[.AO3]/1.095" office:value-type="float" office:value="0.0265115569234763" calcext:value-type="float">
            <text:p>0.0265115569234763</text:p>
          </table:table-cell>
          <table:table-cell table:style-name="ce36" table:formula="of:=[.AP3]/1.095" office:value-type="float" office:value="0.0242114675100241" calcext:value-type="float">
            <text:p>0.0242114675100241</text:p>
          </table:table-cell>
          <table:table-cell table:style-name="ce36" table:formula="of:=[.AQ3]/1.095" office:value-type="float" office:value="0.0221109292328987" calcext:value-type="float">
            <text:p>0.0221109292328987</text:p>
          </table:table-cell>
          <table:table-cell table:style-name="ce36" table:formula="of:=[.AR3]/1.095" office:value-type="float" office:value="0.0201926294364372" calcext:value-type="float">
            <text:p>0.0201926294364372</text:p>
          </table:table-cell>
          <table:table-cell table:style-name="ce36" table:formula="of:=[.AS3]/1.095" office:value-type="float" office:value="0.0184407574761983" calcext:value-type="float">
            <text:p>0.0184407574761983</text:p>
          </table:table-cell>
          <table:table-cell table:style-name="ce36" table:formula="of:=[.AT3]/1.095" office:value-type="float" office:value="0.016840874407487" calcext:value-type="float">
            <text:p>0.016840874407487</text:p>
          </table:table-cell>
          <table:table-cell table:style-name="ce36" table:formula="of:=[.AU3]/1.095" office:value-type="float" office:value="0.0153797939794402" calcext:value-type="float">
            <text:p>0.0153797939794402</text:p>
          </table:table-cell>
          <table:table-cell table:style-name="ce36" table:formula="of:=[.AV3]/1.095" office:value-type="float" office:value="0.0140454739538267" calcext:value-type="float">
            <text:p>0.0140454739538267</text:p>
          </table:table-cell>
          <table:table-cell table:style-name="ce36" table:formula="of:=[.AW3]/1.095" office:value-type="float" office:value="0.0128269168528098" calcext:value-type="float">
            <text:p>0.0128269168528098</text:p>
          </table:table-cell>
          <table:table-cell table:style-name="ce36" table:formula="of:=[.AX3]/1.095" office:value-type="float" office:value="0.0117140793176345" calcext:value-type="float">
            <text:p>0.0117140793176345</text:p>
          </table:table-cell>
          <table:table-cell table:style-name="ce36" table:formula="of:=[.AY3]/1.095" office:value-type="float" office:value="0.010697789331173" calcext:value-type="float">
            <text:p>0.010697789331173</text:p>
          </table:table-cell>
          <table:table-cell table:style-name="ce36" table:formula="of:=[.AZ3]/1.095" office:value-type="float" office:value="0.00976967062207584" calcext:value-type="float">
            <text:p>0.00976967062207584</text:p>
          </table:table-cell>
          <table:table-cell table:style-name="ce36" table:formula="of:=[.BA3]/1.095" office:value-type="float" office:value="0.00892207362746652" calcext:value-type="float">
            <text:p>0.00892207362746652</text:p>
          </table:table-cell>
          <table:table-cell table:style-name="ce36" table:formula="of:=[.BB3]/1.095" office:value-type="float" office:value="0.00814801244517491" calcext:value-type="float">
            <text:p>0.00814801244517491</text:p>
          </table:table-cell>
          <table:table-cell table:style-name="ce36" table:formula="of:=[.BC3]/1.095" office:value-type="float" office:value="0.0074411072558675" calcext:value-type="float">
            <text:p>0.0074411072558675</text:p>
          </table:table-cell>
          <table:table-cell table:style-name="ce36" table:formula="of:=[.BD3]/1.095" office:value-type="float" office:value="0.00679553174051826" calcext:value-type="float">
            <text:p>0.00679553174051826</text:p>
          </table:table-cell>
          <table:table-cell table:style-name="ce36" table:formula="of:=[.BE3]/1.095" office:value-type="float" office:value="0.00620596505983403" calcext:value-type="float">
            <text:p>0.00620596505983403</text:p>
          </table:table-cell>
          <table:table-cell table:style-name="ce36" table:formula="of:=[.BF3]/1.095" office:value-type="float" office:value="0.00566754799984843" calcext:value-type="float">
            <text:p>0.00566754799984843</text:p>
          </table:table-cell>
          <table:table-cell table:style-name="ce36" table:formula="of:=[.BG3]/1.095" office:value-type="float" office:value="0.00517584292223601" calcext:value-type="float">
            <text:p>0.00517584292223601</text:p>
          </table:table-cell>
          <table:table-cell table:style-name="ce36" table:formula="of:=[.BH3]/1.095" office:value-type="float" office:value="0.00472679718925663" calcext:value-type="float">
            <text:p>0.00472679718925663</text:p>
          </table:table-cell>
          <table:table-cell table:style-name="ce36" table:formula="of:=[.BI3]/1.095" office:value-type="float" office:value="0.0043167097618782" calcext:value-type="float">
            <text:p>0.0043167097618782</text:p>
          </table:table-cell>
          <table:table-cell table:style-name="ce36" table:formula="of:=[.BJ3]/1.095" office:value-type="float" office:value="0.00394220069577918" calcext:value-type="float">
            <text:p>0.00394220069577918</text:p>
          </table:table-cell>
          <table:table-cell table:style-name="ce36" table:formula="of:=[.BK3]/1.095" office:value-type="float" office:value="0.0036001832838166" calcext:value-type="float">
            <text:p>0.0036001832838166</text:p>
          </table:table-cell>
          <table:table-cell table:style-name="ce36" table:formula="of:=[.BL3]/1.095" office:value-type="float" office:value="0.00328783861535763" calcext:value-type="float">
            <text:p>0.00328783861535763</text:p>
          </table:table-cell>
          <table:table-cell table:style-name="ce36" table:formula="of:=[.BM3]/1.095" office:value-type="float" office:value="0.00300259234279235" calcext:value-type="float">
            <text:p>0.00300259234279235</text:p>
          </table:table-cell>
          <table:table-cell table:style-name="ce36" table:formula="of:=[.BN3]/1.095" office:value-type="float" office:value="0.00274209346373731" calcext:value-type="float">
            <text:p>0.00274209346373731</text:p>
          </table:table-cell>
          <table:table-cell table:style-name="ce36" table:formula="of:=[.BO3]/1.095" office:value-type="float" office:value="0.00250419494405234" calcext:value-type="float">
            <text:p>0.00250419494405234</text:p>
          </table:table-cell>
          <table:table-cell table:style-name="ce36" table:formula="of:=[.BP3]/1.095" office:value-type="float" office:value="0.00228693602196561" calcext:value-type="float">
            <text:p>0.00228693602196561</text:p>
          </table:table-cell>
          <table:table-cell table:style-name="ce36" table:formula="of:=[.BQ3]/1.095" office:value-type="float" office:value="0.00208852604745717" calcext:value-type="float">
            <text:p>0.00208852604745717</text:p>
          </table:table-cell>
          <table:table-cell table:style-name="ce36" table:formula="of:=[.BR3]/1.095" office:value-type="float" office:value="0.00190732972370518" calcext:value-type="float">
            <text:p>0.00190732972370518</text:p>
          </table:table-cell>
          <table:table-cell table:style-name="ce36" table:formula="of:=[.BS3]/1.095" office:value-type="float" office:value="0.0017418536289545" calcext:value-type="float">
            <text:p>0.0017418536289545</text:p>
          </table:table-cell>
          <table:table-cell table:style-name="ce36" table:formula="of:=[.BT3]/1.095" office:value-type="float" office:value="0.00159073390772101" calcext:value-type="float">
            <text:p>0.00159073390772101</text:p>
          </table:table-cell>
          <table:table-cell table:style-name="ce36" table:formula="of:=[.BU3]/1.095" office:value-type="float" office:value="0.0014527250298822" calcext:value-type="float">
            <text:p>0.0014527250298822</text:p>
          </table:table-cell>
          <table:table-cell table:style-name="ce36" table:formula="of:=[.BV3]/1.095" office:value-type="float" office:value="0.00132668952500657" calcext:value-type="float">
            <text:p>0.00132668952500657</text:p>
          </table:table-cell>
          <table:table-cell table:style-name="ce36" table:formula="of:=[.BW3]/1.095" office:value-type="float" office:value="0.00121158860731194" calcext:value-type="float">
            <text:p>0.00121158860731194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71" table:style-name="ce36" office:value-type="float" office:value="0.001" calcext:value-type="float">
            <text:p>0.001</text:p>
          </table:table-cell>
          <table:table-cell table:number-columns-repeated="16278"/>
        </table:table-row>
        <table:table-row table:style-name="ro1" table:number-rows-repeated="1048571">
          <table:table-cell table:number-columns-repeated="16354"/>
        </table:table-row>
        <table:table-row table:style-name="ro1">
          <table:table-cell table:number-columns-repeated="16354"/>
        </table:table-row>
      </table:table>
      <table:table table:name="x" table:style-name="ta2">
        <table:table-column table:style-name="co1" table:default-cell-style-name="ce63"/>
        <table:table-column table:style-name="co16" table:default-cell-style-name="ce63"/>
        <table:table-column table:style-name="co5" table:number-columns-repeated="16382" table:default-cell-style-name="ce63"/>
        <table:table-row table:style-name="ro1">
          <table:table-cell/>
          <table:table-cell table:style-name="ce7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x(t)</text:p>
          </table:table-cell>
          <table:table-cell table:style-name="ce7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dx/dt</text:p>
          </table:table-cell>
          <table:table-cell table:style-name="ce7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63"/>
        <table:table-column table:style-name="co5" table:number-columns-repeated="1006" table:default-cell-style-name="ce63"/>
        <table:table-column table:style-name="co5" table:default-cell-style-name="Default"/>
        <table:table-column table:style-name="co5" table:number-columns-repeated="15360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2"/>
        </table:table-row>
        <table:table-row table:style-name="ro1">
          <table:table-cell table:style-name="ce73" office:value-type="string" calcext:value-type="string">
            <text:p>q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2" table:style-name="ce73" office:value-type="float" office:value="0.5" calcext:value-type="float">
            <text:p>0.5</text:p>
          </table:table-cell>
          <table:table-cell table:number-columns-repeated="2" table:style-name="ce73" office:value-type="float" office:value="0.2" calcext:value-type="float">
            <text:p>0.2</text:p>
          </table:table-cell>
          <table:table-cell table:number-columns-repeated="3" table:style-name="ce73" office:value-type="float" office:value="0.4" calcext:value-type="float">
            <text:p>0.4</text:p>
          </table:table-cell>
          <table:table-cell table:style-name="ce73" office:value-type="float" office:value="0.2" calcext:value-type="float">
            <text:p>0.2</text:p>
          </table:table-cell>
          <table:table-cell table:number-columns-repeated="2" table:style-name="ce73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73" office:value-type="string" calcext:value-type="string">
            <text:p>dq0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73" table:number-columns-repeated="3"/>
          <table:table-cell table:number-columns-repeated="16378"/>
        </table:table-row>
        <table:table-row table:style-name="ro1" table:number-rows-repeated="104857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phi" table:style-name="ta4">
        <table:table-column table:style-name="co5" table:number-columns-repeated="19" table:default-cell-style-name="ce63"/>
        <table:table-column table:style-name="co5" table:default-cell-style-name="Default"/>
        <table:table-column table:style-name="co5" table:number-columns-repeated="16360" table:default-cell-style-name="ce63"/>
        <table:table-column table:style-name="co13" table:default-cell-style-name="ce63"/>
        <table:table-row table:style-name="ro1">
          <table:table-cell table:style-name="ce73" office:value-type="string" calcext:value-type="string">
            <text:p>mu</text:p>
          </table:table-cell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46"/>
          <table:table-cell table:style-name="ce62"/>
          <table:table-cell table:style-name="ce46" table:number-columns-repeated="2"/>
          <table:table-cell table:number-columns-repeated="16362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089" calcext:value-type="float">
            <text:p>0.089</text:p>
          </table:table-cell>
          <table:table-cell table:style-name="ce73" office:value-type="float" office:value="0.021" calcext:value-type="float">
            <text:p>0.021</text:p>
          </table:table-cell>
          <table:table-cell table:style-name="ce73" office:value-type="float" office:value="0.027" calcext:value-type="float">
            <text:p>0.027</text:p>
          </table:table-cell>
          <table:table-cell table:style-name="ce73" office:value-type="float" office:value="0.005" calcext:value-type="float">
            <text:p>0.005</text:p>
          </table:table-cell>
          <table:table-cell table:style-name="ce73" office:value-type="float" office:value="0.165" calcext:value-type="float">
            <text:p>0.165</text:p>
          </table:table-cell>
          <table:table-cell table:style-name="ce73" office:value-type="float" office:value="0.023" calcext:value-type="float">
            <text:p>0.023</text:p>
          </table:table-cell>
          <table:table-cell table:style-name="ce73" office:value-type="float" office:value="0.031" calcext:value-type="float">
            <text:p>0.031</text:p>
          </table:table-cell>
          <table:table-cell table:style-name="ce73" office:value-type="float" office:value="0.259" calcext:value-type="float">
            <text:p>0.259</text:p>
          </table:table-cell>
          <table:table-cell table:style-name="ce73" table:formula="of:=0.6*0.071" office:value-type="float" office:value="0.0426" calcext:value-type="float">
            <text:p>0.0426</text:p>
          </table:table-cell>
          <table:table-cell table:style-name="ce73" table:formula="of:=0.3*0.071" office:value-type="float" office:value="0.0213" calcext:value-type="float">
            <text:p>0.0213</text:p>
          </table:table-cell>
          <table:table-cell table:style-name="ce73" table:formula="of:=0.1*0.071" office:value-type="float" office:value="0.0071" calcext:value-type="float">
            <text:p>0.0071</text:p>
          </table:table-cell>
          <table:table-cell table:style-name="ce73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73" office:value-type="float" office:value="0.284" calcext:value-type="float">
            <text:p>0.284</text:p>
          </table:table-cell>
          <table:table-cell table:style-name="ce73" table:number-columns-repeated="3"/>
          <table:table-cell table:number-columns-repeated="16363"/>
        </table:table-row>
        <table:table-row table:style-name="ro1" table:number-rows-repeated="2">
          <table:table-cell table:number-columns-repeated="16381"/>
        </table:table-row>
        <table:table-row table:style-name="ro1">
          <table:table-cell table:number-columns-repeated="9"/>
          <table:table-cell table:style-name="ce74" table:number-columns-repeated="3"/>
          <table:table-cell table:number-columns-repeated="16369"/>
        </table:table-row>
        <table:table-row table:style-name="ro1" table:number-rows-repeated="5">
          <table:table-cell table:number-columns-repeated="16381"/>
        </table:table-row>
        <table:table-row table:style-name="ro1" table:number-rows-repeated="8">
          <table:table-cell table:number-columns-repeated="5"/>
          <table:table-cell table:style-name="ce73" table:number-columns-repeated="14"/>
          <table:table-cell table:number-columns-repeated="16362"/>
        </table:table-row>
        <table:table-row table:style-name="ro1" table:number-rows-repeated="104855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phi0" table:style-name="ta3">
        <table:table-column table:style-name="co13" table:number-columns-repeated="14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</table:table-row>
        <table:table-row table:style-name="ro4">
          <table:table-cell table:style-name="ce30" office:value-type="float" office:value="0.2505" calcext:value-type="float">
            <text:p>0.2505</text:p>
          </table:table-cell>
          <table:table-cell table:style-name="ce30" office:value-type="float" office:value="0.0461" calcext:value-type="float">
            <text:p>0.0461</text:p>
          </table:table-cell>
          <table:table-cell table:style-name="ce30" office:value-type="float" office:value="0.0225" calcext:value-type="float">
            <text:p>0.0225</text:p>
          </table:table-cell>
          <table:table-cell table:style-name="ce73" office:value-type="float" office:value="0.005" calcext:value-type="float">
            <text:p>0.005</text:p>
          </table:table-cell>
          <table:table-cell table:style-name="ce30" office:value-type="float" office:value="0.0638" calcext:value-type="float">
            <text:p>0.0638</text:p>
          </table:table-cell>
          <table:table-cell table:style-name="ce30" office:value-type="float" office:value="0.0212" calcext:value-type="float">
            <text:p>0.0212</text:p>
          </table:table-cell>
          <table:table-cell table:style-name="ce30" office:value-type="float" office:value="0.0199" calcext:value-type="float">
            <text:p>0.0199</text:p>
          </table:table-cell>
          <table:table-cell table:style-name="ce73" office:value-type="float" office:value="0.3302" calcext:value-type="float">
            <text:p>0.3302</text:p>
          </table:table-cell>
          <table:table-cell table:style-name="ce73" office:value-type="float" office:value="0.029" calcext:value-type="float">
            <text:p>0.029</text:p>
          </table:table-cell>
          <table:table-cell table:style-name="ce73" office:value-type="float" office:value="0.0145" calcext:value-type="float">
            <text:p>0.0145</text:p>
          </table:table-cell>
          <table:table-cell table:style-name="ce73" office:value-type="float" office:value="0.0048" calcext:value-type="float">
            <text:p>0.0048</text:p>
          </table:table-cell>
          <table:table-cell table:style-name="ce30" office:value-type="float" office:value="0.0011" calcext:value-type="float">
            <text:p>0.0011</text:p>
          </table:table-cell>
          <table:table-cell table:style-name="ce30" office:value-type="float" office:value="0.0176" calcext:value-type="float">
            <text:p>0.0176</text:p>
          </table:table-cell>
          <table:table-cell table:style-name="ce30" office:value-type="float" office:value="0.1738" calcext:value-type="float">
            <text:p>0.173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number-columns-repeated="8"/>
          <table:table-cell table:style-name="ce30"/>
          <table:table-cell table:number-columns-repeated="5"/>
        </table:table-row>
        <table:table-row table:style-name="ro1" table:number-rows-repeated="10485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in_phi" table:style-name="ta3">
        <table:table-column table:style-name="co17" table:number-columns-repeated="16380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f" table:style-name="ta3">
        <table:table-column table:style-name="co13" table:number-columns-repeated="14" table:default-cell-style-name="Default"/>
        <table:table-row table:style-name="ro5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ibcomp" table:style-name="ta3">
        <table:table-column table:style-name="co13" table:default-cell-style-name="ce5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ce28"/>
        <table:table-column table:style-name="co13" table:default-cell-style-name="ce27"/>
        <table:table-row table:style-name="ro1">
          <table:table-cell table:style-name="ce27" office:value-type="string" calcext:value-type="string">
            <text:p>metabolite</text:p>
          </table:table-cell>
          <table:table-cell office:value-type="string" calcext:value-type="string">
            <text:p>mass_fract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9" office:value-type="string" calcext:value-type="string">
            <text:p>AA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style-name="ce29" office:value-type="string" calcext:value-type="string">
            <text:p>NT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style-name="ce29" office:value-type="string" calcext:value-type="string">
            <text:p>ADP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9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9" office:value-type="string" calcext:value-type="string">
            <text:p>W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9" office:value-type="string" calcext:value-type="string">
            <text:p>LIP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10:17:45.6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24T10:23:19.240000000</dc:date>
    <meta:editing-cycles>640</meta:editing-cycles>
    <meta:editing-duration>P3DT13H35M10S</meta:editing-duration>
    <meta:document-statistic meta:table-count="15" meta:cell-count="1516" meta:object-count="0"/>
  </office:meta>
</office:document-meta>
</file>